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officeooo:rsid="0011c0ae" officeooo:paragraph-rsid="0011c0ae" style:font-size-asian="10pt" style:font-size-complex="10pt"/>
    </style:style>
    <style:style style:name="P2" style:family="paragraph" style:parent-style-name="Preformatted_20_Text">
      <style:text-properties style:font-name="Courier 10 Pitch" officeooo:rsid="0011c0ae" officeooo:paragraph-rsid="0011c0ae"/>
    </style:style>
    <style:style style:name="P3" style:family="paragraph" style:parent-style-name="Preformatted_20_Text">
      <style:text-properties style:font-name="Courier 10 Pitch" fo:font-size="10pt" officeooo:rsid="0011c0ae" officeooo:paragraph-rsid="0011c0ae" style:font-size-asian="10pt" style:font-size-complex="10pt"/>
    </style:style>
    <style:style style:name="T1" style:family="text">
      <style:text-properties officeooo:rsid="001354d8"/>
    </style:style>
    <style:style style:name="T2" style:family="text">
      <style:text-properties officeooo:rsid="001479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.data:00000000 80 02 00 44 lb<text:tab/>v0,68(zero) <text:span text:style-name="T1">v0=5</text:span></text:p>
      <text:p text:style-name="P2">.data:00000004 80 07 00 40 lb<text:tab/>a3,64(zero) <text:span text:style-name="T1">a3=3</text:span></text:p>
      <text:p text:style-name="P2">.data:00000008 80 e3 00 45 lb<text:tab/>v1,69(a3) <text:s text:c="2"/><text:span text:style-name="T1">v1=c</text:span></text:p>
      <text:p text:style-name="P2">.data:0000000c 00 e2 20 25 or<text:tab/>a0,a3,v0 <text:s text:c="3"/><text:span text:style-name="T1">a0=7</text:span></text:p>
      <text:p text:style-name="P2">.data:00000010 00 64 28 24 and<text:tab/>a1,v1,a0 <text:span text:style-name="T1">a1=0100, 4</text:span></text:p>
      <text:p text:style-name="P2">.data:00000014 00 a4 28 20 add<text:tab/>a1,a1,a0 <text:span text:style-name="T1">a1=1011, 11</text:span></text:p>
      <text:p text:style-name="P2">.data:00000018 10 a7 00 08 beq<text:tab/>a1,a3,0x0000003c <text:span text:style-name="T1">branch if a1=a3, doesnt</text:span></text:p>
      <text:p text:style-name="P2">.data:0000001c 00 64 30 2a slt<text:tab/>a2,v1,a0 <text:span text:style-name="T1">a2 = v1 &lt; a0 ? 0</text:span></text:p>
      <text:p text:style-name="P2">.data:00000020 10 c0 00 01 beqz<text:tab/>a2,0x00000028 <text:span text:style-name="T1">not equal</text:span></text:p>
      <text:p text:style-name="P2">.data:00000024 80 05 00 00 lb<text:tab/>a1,0(zero) <text:s/><text:span text:style-name="T2">a1=68 (44h)</text:span></text:p>
      <text:p text:style-name="P2">.data:00000028 00 e2 30 2a slt<text:tab/>a2,a3,v0 <text:span text:style-name="T2">a2= a3 &lt; v0 ? 1</text:span></text:p>
      <text:p text:style-name="P2">.data:0000002c 00 c5 38 20 add<text:tab/>a3,a2,a1 <text:span text:style-name="T2">a3=a2+a1 = 1+68, 45h</text:span></text:p>
      <text:p text:style-name="P3">.data:00000030 00 e2 38 22 sub<text:tab/>a3,a3,v0 <text:span text:style-name="T2">a3=a3-v0=64, 40h</text:span></text:p>
      <text:p text:style-name="P3">.data:00000034 08 00 00 0f j<text:tab/>0x0000003c</text:p>
      <text:p text:style-name="P3">.data:00000038 80 07 00 00 lb<text:tab/>a3,0(zero) <text:span text:style-name="T2">a3=44h</text:span></text:p>
      <text:p text:style-name="P3">.data:0000003c a0 47 00 47 sb<text:tab/>a3,71(v0) <text:span text:style-name="T2">stores a3 into 4c</text:span></text:p>
      <text:p text:style-name="P3">.data:00000040 00 00 00 03 sra<text:tab/>zero,zero,0x0</text:p>
      <text:p text:style-name="P3">.data:00000044 00 00 00 05 0x5</text:p>
      <text:p text:style-name="P1">.data:00000048 00 00 00 0c sysc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3:27:01.440464337</meta:creation-date>
    <dc:date>2017-04-04T17:01:45.154488296</dc:date>
    <meta:editing-duration>PT2H34M2S</meta:editing-duration>
    <meta:editing-cycles>2</meta:editing-cycles>
    <meta:generator>LibreOffice/5.1.6.2.0$Linux_X86_64 LibreOffice_project/10$Build-2</meta:generator>
    <meta:document-statistic meta:table-count="0" meta:image-count="0" meta:object-count="0" meta:page-count="1" meta:paragraph-count="19" meta:word-count="171" meta:character-count="942" meta:non-whitespace-character-count="784"/>
  </office:meta>
</office:document-meta>
</file>